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12.663cm"/>
    </style:style>
    <style:style style:name="co4" style:family="table-column">
      <style:table-column-properties fo:break-before="auto" style:column-width="13.16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pper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ans lcart</text:p>
          </table:table-cell>
          <table:table-cell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 478-RPF1013471M035KTR-ND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,C9,C11,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,C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ESK107M025AC3AA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7,C10,C1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VS750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,D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VS750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3,D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SS750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LP6C-FKB-CKNPRGJBB7A363</text:p>
          </table:table-cell>
          <table:table-cell office:value-type="string" calcext:value-type="string">
            <text:p>CLP6C-FKB-CKNPRGJBB7A363:CLP6C-FKB-CKNPRGJBB7A363_C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,F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Custom:3425L200_60MR</text:p>
          </table:table-cell>
          <table:table-cell office:value-type="string" calcext:value-type="string">
            <text:p>3425L200/60MR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SMD1812B075TF/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XT30PW-M</text:p>
          </table:table-cell>
          <table:table-cell office:value-type="string" calcext:value-type="string">
            <text:p>XT30PW-M:AMASS_XT30PW-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XT30PW-F</text:p>
          </table:table-cell>
          <table:table-cell office:value-type="string" calcext:value-type="string">
            <text:p>XT30PW-F:AMASS_XT30PW-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3B-XH-A_LF__SN_</text:p>
          </table:table-cell>
          <table:table-cell office:value-type="string" calcext:value-type="string">
            <text:p>Connector_JST:JST_XH_B3B-XH-AM_1x03_P2.50mm_Vertical</text:p>
          </table:table-cell>
          <table:table-cell office:value-type="string" calcext:value-type="string">
            <text:p>CONN HEADER VERT 3POS 2.5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5,J6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54601-908WPLF:AMPHENOL_54601-908WPLF</text:p>
          </table:table-cell>
          <table:table-cell office:value-type="string" calcext:value-type="string">
            <text:p>RJ connector, 8P8C (8 positions 8 connect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1,R2,R3,R4,R5,R20,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R8,R9,R15,R16,R17,R18,R2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string" calcext:value-type="string">
            <text:p>TS09-63-25-WT-160-SMT-TR</text:p>
          </table:table-cell>
          <table:table-cell office:value-type="string" calcext:value-type="string">
            <text:p>TS09_63_25_WT_160_SMT_TR:SW_TS09-63-25_CU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U2</text:p>
          </table:table-cell>
          <table:table-cell office:value-type="string" calcext:value-type="string">
            <text:p>VNH5200ASTR-E</text:p>
          </table:table-cell>
          <table:table-cell office:value-type="string" calcext:value-type="string">
            <text:p>VNH5200ASTR_E:SO_200AS-E_ST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SP32-DEVKIT-V1:MODULE_ESP32_DEVKIT_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B6B-XH-AM_1x06_P2.50mm_Ver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JA1050T_CM_118</text:p>
          </table:table-cell>
          <table:table-cell office:value-type="string" calcext:value-type="string">
            <text:p>TJA1050T_CM_118:SOIC127P600X175-8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:REG_7.4V</text:p>
          </table:table-cell>
          <table:table-cell office:value-type="string" calcext:value-type="string">
            <text:p>Regulateur 7.4V, 3A, 6s. Fait par Émile Renaud (Promo 66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INA219Ax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Zero-Drift, Bidirectional Current/Power Monitor (0-26V) With I2C Interface, SOIC-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9T23:55:11.918415712</dc:date>
    <meta:editing-duration>PT9H22M59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